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 style:list-style-name="L1">
      <style:text-properties fo:font-size="12pt" style:font-size-asian="12pt" style:font-size-complex="12pt"/>
    </style:style>
    <style:style style:name="P4" style:family="paragraph" style:parent-style-name="Preformatted_20_Text" style:list-style-name="L2">
      <style:text-properties fo:font-size="12pt" style:font-size-asian="12pt" style:font-size-complex="12pt"/>
    </style:style>
    <style:style style:name="P5" style:family="paragraph" style:parent-style-name="Preformatted_20_Text" style:list-style-name="L3">
      <style:text-properties fo:font-size="12pt" style:font-size-asian="12pt" style:font-size-complex="12pt"/>
    </style:style>
    <style:style style:name="P6" style:family="paragraph" style:parent-style-name="Preformatted_20_Text" style:list-style-name="L4">
      <style:text-properties fo:font-size="12pt" style:font-size-asian="12pt" style:font-size-complex="12pt"/>
    </style:style>
    <style:style style:name="P7" style:family="paragraph" style:parent-style-name="Preformatted_20_Text" style:list-style-name="L5">
      <style:text-properties fo:font-size="12pt" style:font-size-asian="12pt" style:font-size-complex="12pt"/>
    </style:style>
    <style:style style:name="P8" style:family="paragraph" style:parent-style-name="Preformatted_20_Text" style:list-style-name="L6">
      <style:text-properties fo:font-size="12pt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S Thesis Proposal </text:p>
      <text:p text:style-name="P1">Thomas Logan</text:p>
      <text:p text:style-name="P1"/>
      <text:p text:style-name="P1"><text:tab/>Concurrency refers to conceptually distinct activities overlapping in time. <text:s/>For instance, playing soccer might be described as running and kicking a ball concurrently. <text:s/>A concurrent language, such as Concurrent ML[?], makes conceptually distinct activities explicit in the form of a process abstraction and factors out the ordering of operations between different processes. <text:s/>Although it is possible for a scheduler to be deterministic, some may be nondeterministic, and programs written in a concurrent language typically are written without assuming any particular ordering between processes. <text:s/>A concurrent language may provide explicit operators to restrict or control the ordering between processes. <text:s/>Concurrent ML has an explicit operator for synchronization between two processes. <text:s/>It requires two processes to reach a particular step before either can proceed. <text:s/>Synchronization is also in charge of communication between processes and excluding processes from communication [?]. <text:s/>The rationale for Concurrent ML’s design has been discussed extensively [?] and is beyond the scope of this paper.</text:p>
      <text:p text:style-name="P1"/>
      <text:p text:style-name="P1"><text:tab/>This proposal for an MS Thesis is to develop an analysis for recognizing communication topologies Concurrent ML programs. <text:s/>Processes in Concurrent ML communicate and coordinate by synchronously sending or receiving messages over channels, which are shared resources. <text:s/>This work will expand on previous work by John Reppy and Yingqi Xiao[?], by developing an analysis of a large subset of Concurrent ML that includes synchronous events and the choice combinator. <text:s/>The object language (Concurrent ML) will be defined operationally, with a syntax and semantics describing the execution of the language [?]. <text:s/>(Alternatively, the object language could be described with a shallow embedding [? HOL Light tutorial / Harrison / Gordan / Djikstra]; the semantics of the language would be defined as the weakest preconditions within the observer’s language and without syntax or operational semantics.) <text:s/>In contrast to the algorithmic analysis previously developed by Xiao and Reppy, the analysis of this work will be declarative in the style of Matthew Fluet’s control-flow analysis of System F [?]. <text:s text:c="2"/>Properties of the analysis will be proven formally and mechanically checked using HOL[? HOL Light / HOL4 / Isabelle/HOL].</text:p>
      <text:p text:style-name="P1"/>
      <text:p text:style-name="P1">Reppy type-sensitive CFA:</text:p>
      <text:list xml:id="list5221049984521096444" text:style-name="L1">
        <text:list-item>
          <text:p text:style-name="P3"/>
        </text:list-item>
      </text:list>
      <text:p text:style-name="P1"/>
      <text:p text:style-name="P1">Fluet constraint-based CFA:</text:p>
      <text:list xml:id="list5448488600701068713" text:style-name="L2">
        <text:list-item>
          <text:p text:style-name="P4">solve judgements that assert that abstract environments are acceptable for expressions or bindings (as defined in the object language).</text:p>
        </text:list-item>
      </text:list>
      <text:p text:style-name="P1"/>
      <text:p text:style-name="P1">Reppy-Xiao topology recognition algorithm:</text:p>
      <text:list xml:id="list7766135812544008918" text:style-name="L3">
        <text:list-item>
          <text:p text:style-name="P5">determine abstract values - CFA.</text:p>
        </text:list-item>
        <text:list-item>
          <text:p text:style-name="P5">determine the send sites and receive sites for each channel using abstract values.</text:p>
        </text:list-item>
        <text:list-item>
          <text:p text:style-name="P5">construct a control flow graph using the receive sites and send sites.</text:p>
        </text:list-item>
        <text:list-item>
          <text:p text:style-name="P5">construct a map from program points to controls paths using the graph.</text:p>
        </text:list-item>
        <text:list-item>
          <text:p text:style-name="P5">determine the controls paths for each channel using the map and the send and receive sites.</text:p>
        </text:list-item>
        <text:list-item>
          <text:p text:style-name="P5">categorize communication pattern from control paths for each channel.</text:p>
        </text:list-item>
      </text:list>
      <text:p text:style-name="P1"/>
      <text:p text:style-name="P1">Proposed topology recognition algorithm:</text:p>
      <text:list xml:id="list5459214500940613628" text:style-name="L4">
        <text:list-item>
          <text:p text:style-name="P6">solve judgements that assert channels to be fan-in, fan-out, or one-to-one, or one-shot.</text:p>
        </text:list-item>
      </text:list>
      <text:p text:style-name="P1"/>
      <text:p text:style-name="P1"/>
      <text:p text:style-name="P1"><text:soft-page-break/>Proposed Contributions:</text:p>
      <text:list xml:id="list6415451513795895984" text:style-name="L5">
        <text:list-item>
          <text:p text:style-name="P7">develop and formalize declarative form of previous work by Reppy and Xiao in HOL.</text:p>
        </text:list-item>
        <text:list-item>
          <text:p text:style-name="P7">Extend with events and choice combinator. <text:s/></text:p>
        </text:list-item>
        <text:list-item>
          <text:p text:style-name="P7">Formally prove soundness of analysis and relations with previous work by Reppy and Xiao.</text:p>
        </text:list-item>
      </text:list>
      <text:p text:style-name="P1"/>
      <text:p text:style-name="P1">Future work:</text:p>
      <text:list xml:id="list3227054110562073988" text:style-name="L6">
        <text:list-item>
          <text:p text:style-name="P8">extend analysis to include sequence (TE) and pair (reagents) combinators.</text:p>
        </text:list-item>
        <text:list-item>
          <text:p text:style-name="P8">Implement topology recognition algorithm in MLton.</text:p>
        </text:list-item>
        <text:list-item>
          <text:p text:style-name="P8">Implement parallel processes in MLton. </text:p>
        </text:list-item>
        <text:list-item>
          <text:p text:style-name="P8">Implement specialized communication procedures in MLton.</text:p>
        </text:list-item>
        <text:list-item>
          <text:p text:style-name="P8">Collect and analyze empirical data on communication overhead in MLton.</text:p>
        </text:list-item>
        <text:list-item>
          <text:p text:style-name="P8">Determine other ways to reduce costs - shared core specialization; CPU : IO ratio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8-30T11:40:48</dc:date>
    <dc:creator>Thomas Logan</dc:creator>
    <meta:generator>OpenOffice/4.1.3$Unix OpenOffice.org_project/413m1$Build-9783</meta:generator>
    <meta:editing-duration>P7DT1H53M25S</meta:editing-duration>
    <meta:editing-cycles>2</meta:editing-cycles>
    <meta:document-statistic meta:table-count="0" meta:image-count="0" meta:object-count="0" meta:page-count="2" meta:paragraph-count="27" meta:word-count="564" meta:character-count="3771"/>
  </office:meta>
</office:document-meta>
</file>